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299b7" officeooo:paragraph-rsid="002299b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22d912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20bd24"/>
    </style:style>
    <style:style style:name="T6" style:family="text">
      <style:text-properties fo:language="en" fo:country="US" officeooo:rsid="00229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16th</text:span> of <text:span text:style-name="T5">December </text:span>202<text:span text:style-name="T4">5</text:span> under the <text:span text:style-name="T6">56th</text:span> PA Meeting.</text:p>
      <text:p text:style-name="P1"/>
      <text:p text:style-name="P1">The Assembly, recognising the current situation,</text:p>
      <text:p text:style-name="P1"/>
      <text:p text:style-name="P4">Constitutes the need to bring forth an alternative motion to M56-1.</text:p>
      <text:p text:style-name="P4">The proposal is to select one of the pink regions (including the 3x3 purple around them) of the following map, to allow for the implementation of M49-2: <text:a xlink:type="simple" xlink:href="https://drive.google.com/file/d/17OSxkreIX1y3QknJNKFrBN10nEkhTz8u/view?usp=drive_link" text:style-name="Internet_20_link" text:visited-style-name="Visited_20_Internet_20_Link">https://drive.google.com/file/d/17OSxkreIX1y3QknJNKFrBN10nEkhTz8u/view?usp=drive_link</text:a>.</text:p>
      <text:p text:style-name="P4">The list of pink options is: -4,4, -5,3, 4,2, 0,5, 3,3, 2,4 – prioritized in that order.</text:p>
      <text:p text:style-name="P4"/>
      <text:p text:style-name="P4">This motion shall only be implemented if it passes and M56-1 does not pass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3">M</text:span><text:span text:style-name="T2">otion 56-1A: To remove regions for M49-2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6T18:34:19.804691221</dc:date>
    <meta:editing-duration>PT4M57S</meta:editing-duration>
    <meta:editing-cycles>14</meta:editing-cycles>
    <meta:generator>LibreOffice/24.2.7.2$Linux_X86_64 LibreOffice_project/420$Build-2</meta:generator>
    <meta:print-date>2025-12-16T18:34:11.281280322</meta:print-date>
    <meta:printed-by>PDF files</meta:printed-by>
    <meta:document-statistic meta:table-count="0" meta:image-count="0" meta:object-count="0" meta:page-count="1" meta:paragraph-count="10" meta:word-count="102" meta:character-count="681" meta:non-whitespace-character-count="588"/>
  </office:meta>
</office:document-meta>
</file>